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9.25cm" fo:min-width="24.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25cm" fo:min-width="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25cm" fo:min-width="17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25cm" fo:min-width="3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25cm" fo:min-width="4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25cm" fo:min-width="1.5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3.75cm" fo:min-width="23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3.75cm" fo:min-width="4.5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95cm" fo:min-width="10.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95cm" fo:min-width="1.5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25cm" fo:min-width="10.5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05cm" fo:min-width="10.5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15cm" fo:min-width="10.5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25cm" fo:min-width="3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25cm" fo:min-width="1.5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1.25cm" fo:min-width="4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45cm" fo:min-width="10.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45cm" fo:min-width="1.5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.25cm" fo:min-width="2.5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25cm" fo:min-width="2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5cm" fo:min-width="10.5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75cm" fo:min-width="1.5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0.85cm" fo:min-width="10.5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65cm" fo:min-width="10.5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85cm" fo:min-width="1.5cm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65cm" fo:min-width="1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900" fo:font-size="18pt" fo:font-weight="bold" style:font-weight-asian="bold" style:font-weight-complex="bold"/>
    </style:style>
    <style:style style:name="P3" style:family="paragraph">
      <style:paragraph-properties fo:text-align="center"/>
      <style:text-properties style:use-window-font-color="true" fo:font-size="18pt" fo:font-weight="normal" style:font-weight-asian="normal" style:font-weight-complex="normal"/>
    </style:style>
    <style:style style:name="P4" style:family="paragraph">
      <style:paragraph-properties fo:text-align="center"/>
      <style:text-properties style:use-window-font-color="true" style:font-name="Arial1" fo:font-size="18pt" fo:font-weight="normal" style:font-weight-asian="normal" style:font-weight-complex="normal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ff9900" fo:font-size="18pt" fo:font-weight="bold" style:font-weight-asian="bold" style:font-weight-complex="bold"/>
    </style:style>
    <style:style style:name="T2" style:family="text">
      <style:text-properties fo:color="#000000" fo:font-size="18pt" fo:font-weight="normal" style:font-weight-asian="normal" style:font-weight-complex="normal"/>
    </style:style>
    <style:style style:name="T3" style:family="text">
      <style:text-properties style:use-window-font-color="true" fo:font-size="18pt" fo:font-weight="normal" style:font-weight-asian="normal" style:font-weight-complex="normal"/>
    </style:style>
    <style:style style:name="T4" style:family="text">
      <style:text-properties style:use-window-font-color="true" style:font-name="Arial1" fo:font-size="18pt" fo:font-weight="normal" style:font-weight-asian="normal" style:font-weight-complex="normal"/>
    </style:style>
    <style:style style:name="T5" style:family="text">
      <style:text-properties fo:font-size="18pt"/>
    </style:style>
    <style:style style:name="T6" style:family="text">
      <style:text-properties style:font-name="Arial1" fo:font-size="18pt" fo:font-weight="normal" style:font-weight-asian="normal" style:font-weight-complex="normal"/>
    </style:style>
    <style:style style:name="T7" style:family="text">
      <style:text-properties fo:color="#000000" style:font-name="Arial1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ient Lourd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ut de l'application : savoir si à l'issu des tests de dégustation le produit échantillonné est conservé ou non</text:p>
              </text:list-item>
              <text:list-item>
                <text:p>Contexte : Nesti souhaite créé une épicerie de luxe en ligne et organise des dégustations de produits afin de sélectionner ceux qu'elle vend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>
        <draw:custom-shape draw:style-name="gr2" draw:text-style-name="P1" draw:layer="layout" svg:width="25cm" svg:height="19.5cm" svg:x="2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2.5cm" svg:y="1cm">
          <text:p text:style-name="P1"><text:span text:style-name="T1">NEST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cm" svg:height="1.5cm" svg:x="6cm" svg:y="1cm">
          <text:p text:style-name="P1"><text:span text:style-name="T1">Bienvenue sur l'application de sélection des ingrédients 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1.5cm" svg:x="5cm" svg:y="4cm">
          <text:p text:style-name="P1"><text:span text:style-name="T2">Echantill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8.5cm" svg:y="4cm">
          <text:p text:style-name="P1"><text:span text:style-name="T2">D</text:span><text:span text:style-name="T3">égustateu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13cm" svg:y="4cm">
          <text:p text:style-name="P1"><text:span text:style-name="T2">O</text:span><text:span text:style-name="T3">rganisateu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1.5cm" svg:x="3cm" svg:y="4cm">
          <text:p text:style-name="P1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.5cm" svg:x="17.5cm" svg:y="4cm">
          <text:p text:style-name="P1"><text:span text:style-name="T2">Sal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.5cm" svg:x="20.5cm" svg:y="4cm">
          <text:p text:style-name="P1"><text:span text:style-name="T4">Note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5cm" svg:height="14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14cm" svg:x="3cm" svg:y="5.5cm">
          <text:p text:style-name="P1">Liste tests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cm" svg:height="1.2cm" svg:x="10cm" svg:y="5.8cm">
          <text:p text:style-name="P1"><text:span text:style-name="T3">Test sélectionné/ Créer tes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cm" svg:height="1.2cm" svg:x="21cm" svg:y="5.8cm">
          <text:p text:style-name="P1"><text:span text:style-name="T3">+ x //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8.7cm">
          <text:p text:style-name="P1"><text:span text:style-name="T3">Echantillon correspond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10.2cm">
          <text:p text:style-name="P1"><text:span text:style-name="T3">Organisateur correspond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11.7cm">
          <text:p text:style-name="P1"><text:span text:style-name="T3">Salle corresponda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13.2cm">
          <text:p text:style-name="P1"><text:span text:style-name="T3">Dégustateur correspondan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14.7cm">
          <text:p text:style-name="P1"><text:span text:style-name="T3">Dégustateur correspondant 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cm" svg:height="1.3cm" svg:x="10cm" svg:y="16.2cm">
          <text:p text:style-name="P1"><text:span text:style-name="T3">Synthèse des no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1cm" svg:height="1.4cm" svg:x="10cm" svg:y="17.9cm">
          <text:p text:style-name="P1"><text:span text:style-name="T3">Test favorable/défavor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cm" svg:height="1.2cm" svg:x="10cm" svg:y="7.5cm">
          <text:p text:style-name="P1"><text:span text:style-name="T3">D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>
        <draw:custom-shape draw:style-name="gr2" draw:text-style-name="P1" draw:layer="layout" svg:width="25cm" svg:height="19.5cm" svg:x="2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2.5cm" svg:y="1cm">
          <text:p text:style-name="P1"><text:span text:style-name="T1">NEST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cm" svg:height="1.5cm" svg:x="6cm" svg:y="1cm">
          <text:p text:style-name="P1"><text:span text:style-name="T1">Bienvenue sur l'application de sélection des ingrédients !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5cm" svg:height="1.5cm" svg:x="5cm" svg:y="4cm">
          <text:p text:style-name="P1"><text:span text:style-name="T2">Echantill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8.5cm" svg:y="4cm">
          <text:p text:style-name="P1"><text:span text:style-name="T2">D</text:span><text:span text:style-name="T3">égustateu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13cm" svg:y="4cm">
          <text:p text:style-name="P1"><text:span text:style-name="T2">O</text:span><text:span text:style-name="T3">rganisat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3cm" svg:y="4cm">
          <text:p text:style-name="P1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.5cm" svg:x="17.5cm" svg:y="4cm">
          <text:p text:style-name="P1"><text:span text:style-name="T2">Sal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.5cm" svg:x="20.5cm" svg:y="4cm">
          <text:p text:style-name="P1"><text:span text:style-name="T4">Note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5cm" svg:height="14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4cm" svg:x="3cm" svg:y="5.5cm">
          <text:p text:style-name="P1"><text:span text:style-name="T5">Liste </text:span></text:p>
          <text:p text:style-name="P1"><text:span text:style-name="T2">Ingrédi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6cm">
          <text:p text:style-name="P1"><text:span text:style-name="T2">Echantillon</text:span><text:span text:style-name="T3"> sélectionné / </text:span><text:span text:style-name="T2">Créer ech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6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14.4cm">
          <text:p text:style-name="P1"><text:span text:style-name="T3">Test associé/ Choisir un tes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4.4cm">
          <text:p text:style-name="P1"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2.4cm" svg:y="17.5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5.6cm" svg:y="17.5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7.9cm">
          <text:p text:style-name="P1"><text:span text:style-name="T6">Marqu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7.9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9.9cm">
          <text:p text:style-name="P1"><text:span text:style-name="T6">Quantité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9.9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>
        <draw:custom-shape draw:style-name="gr2" draw:text-style-name="P1" draw:layer="layout" svg:width="25cm" svg:height="19.5cm" svg:x="2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2.5cm" svg:y="1cm">
          <text:p text:style-name="P1"><text:span text:style-name="T1">NEST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cm" svg:height="1.5cm" svg:x="6cm" svg:y="1cm">
          <text:p text:style-name="P1"><text:span text:style-name="T1">Bienvenue sur l'application de sélection des ingrédients 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1.5cm" svg:x="5cm" svg:y="4cm">
          <text:p text:style-name="P1"><text:span text:style-name="T2">Echantillon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5cm" svg:height="1.5cm" svg:x="8.5cm" svg:y="4cm">
          <text:p text:style-name="P1"><text:span text:style-name="T2">D</text:span><text:span text:style-name="T3">égustateu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13cm" svg:y="4cm">
          <text:p text:style-name="P1"><text:span text:style-name="T2">O</text:span><text:span text:style-name="T3">rganisat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3cm" svg:y="4cm">
          <text:p text:style-name="P1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.5cm" svg:x="17.5cm" svg:y="4cm">
          <text:p text:style-name="P1"><text:span text:style-name="T2">Sal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.5cm" svg:x="20.5cm" svg:y="4cm">
          <text:p text:style-name="P1"><text:span text:style-name="T4">Note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5cm" svg:height="14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4cm" svg:x="3cm" svg:y="5.5cm">
          <text:p text:style-name="P1"><text:span text:style-name="T5">Liste </text:span></text:p>
          <text:p text:style-name="P1"><text:span text:style-name="T2">Dégustateur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6cm">
          <text:p text:style-name="P1"><text:span text:style-name="T2">Dégustateur</text:span><text:span text:style-name="T3"> sélectionné / </text:span><text:span text:style-name="T2">Créer dég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6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1cm" svg:height="0.7cm" svg:x="10cm" svg:y="15.4cm">
          <text:p text:style-name="P1"><text:span text:style-name="T3">Test associé/ Associer à un test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cm" svg:height="0.7cm" svg:x="21cm" svg:y="15.4cm">
          <text:p text:style-name="P1"><text:span text:style-name="T4">V //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8.1cm">
          <text:p text:style-name="P1"><text:span text:style-name="T6">No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9.8cm">
          <text:p text:style-name="P1"><text:span text:style-name="T6">Préno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11.5cm">
          <text:p text:style-name="P1"><text:span text:style-name="T6">Adress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13.2cm">
          <text:p text:style-name="P1"><text:span text:style-name="T6">Téléph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8.1cm">
          <text:p text:style-name="P1"><text:span text:style-name="T3"><text:s/></text:span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9.8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1.5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3.2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2.4cm" svg:y="17.5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5.6cm" svg:y="17.5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>
        <draw:custom-shape draw:style-name="gr2" draw:text-style-name="P1" draw:layer="layout" svg:width="25cm" svg:height="19.5cm" svg:x="2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2.5cm" svg:y="1cm">
          <text:p text:style-name="P1"><text:span text:style-name="T1">NEST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cm" svg:height="1.5cm" svg:x="6cm" svg:y="1cm">
          <text:p text:style-name="P1"><text:span text:style-name="T1">Bienvenue sur l'application de sélection des ingrédients 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1.5cm" svg:x="5cm" svg:y="4cm">
          <text:p text:style-name="P1"><text:span text:style-name="T2">Echantill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8.5cm" svg:y="4cm">
          <text:p text:style-name="P1"><text:span text:style-name="T2">D</text:span><text:span text:style-name="T3">égustateur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5cm" svg:height="1.5cm" svg:x="13cm" svg:y="4cm">
          <text:p text:style-name="P1"><text:span text:style-name="T2">O</text:span><text:span text:style-name="T3">rganisat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3cm" svg:y="4cm">
          <text:p text:style-name="P1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.5cm" svg:x="17.5cm" svg:y="4cm">
          <text:p text:style-name="P1"><text:span text:style-name="T2">Sal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.5cm" svg:x="20.5cm" svg:y="4cm">
          <text:p text:style-name="P1"><text:span text:style-name="T4">Note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5cm" svg:height="14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4cm" svg:x="3cm" svg:y="5.5cm">
          <text:p text:style-name="P1"><text:span text:style-name="T5">Liste </text:span></text:p>
          <text:p text:style-name="P1"><text:span text:style-name="T2">Organisat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6cm">
          <text:p text:style-name="P1"><text:span text:style-name="T2">Organisateur</text:span><text:span text:style-name="T3"> sélectionné / </text:span><text:span text:style-name="T2">Créer org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6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15.3cm">
          <text:p text:style-name="P1"><text:span text:style-name="T3">Test associé/ Associer à un tes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5.3cm">
          <text:p text:style-name="P1"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8.1cm">
          <text:p text:style-name="P1"><text:span text:style-name="T6">No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9.8cm">
          <text:p text:style-name="P1"><text:span text:style-name="T6">Préno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11.5cm">
          <text:p text:style-name="P1"><text:span text:style-name="T6">Adress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13.2cm">
          <text:p text:style-name="P1"><text:span text:style-name="T6">Téléph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8.1cm">
          <text:p text:style-name="P1"><text:span text:style-name="T3"><text:s/></text:span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9.8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1.5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3.2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2.4cm" svg:y="17.5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5.6cm" svg:y="17.5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>
        <draw:custom-shape draw:style-name="gr2" draw:text-style-name="P1" draw:layer="layout" svg:width="25cm" svg:height="19.5cm" svg:x="2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2.5cm" svg:y="1cm">
          <text:p text:style-name="P1"><text:span text:style-name="T1">NEST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cm" svg:height="1.5cm" svg:x="6cm" svg:y="1cm">
          <text:p text:style-name="P1"><text:span text:style-name="T1">Bienvenue sur l'application de sélection des ingrédients 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1.5cm" svg:x="5cm" svg:y="4cm">
          <text:p text:style-name="P1"><text:span text:style-name="T2">Echantill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8.5cm" svg:y="4cm">
          <text:p text:style-name="P1"><text:span text:style-name="T2">D</text:span><text:span text:style-name="T3">égustateu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13cm" svg:y="4cm">
          <text:p text:style-name="P1"><text:span text:style-name="T2">O</text:span><text:span text:style-name="T3">rganisat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3cm" svg:y="4cm">
          <text:p text:style-name="P1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cm" svg:height="1.5cm" svg:x="17.5cm" svg:y="4cm">
          <text:p text:style-name="P1"><text:span text:style-name="T2">Sal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.5cm" svg:x="20.5cm" svg:y="4cm">
          <text:p text:style-name="P1"><text:span text:style-name="T4">Note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5cm" svg:height="14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4cm" svg:x="3cm" svg:y="5.5cm">
          <text:p text:style-name="P1"><text:span text:style-name="T5">Liste </text:span></text:p>
          <text:p text:style-name="P1"><text:span text:style-name="T2">Sal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6cm">
          <text:p text:style-name="P1"><text:span text:style-name="T2">Salle</text:span><text:span text:style-name="T3"> sélectionnée / </text:span><text:span text:style-name="T2">Créer sall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6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cm" svg:height="1.5cm" svg:x="10cm" svg:y="15.3cm">
          <text:p text:style-name="P1"><text:span text:style-name="T3">Test associé/ Associer à un tes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5.3cm">
          <text:p text:style-name="P1"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8.1cm">
          <text:p text:style-name="P1"><text:span text:style-name="T6">Numéro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9.8cm">
          <text:p text:style-name="P1"><text:span text:style-name="T6">Bâti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11.5cm">
          <text:p text:style-name="P1"><text:span text:style-name="T6">D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1cm" svg:height="1.5cm" svg:x="10cm" svg:y="13.2cm">
          <text:p text:style-name="P1"><text:span text:style-name="T6">Capacité d'accueil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8.1cm">
          <text:p text:style-name="P1"><text:span text:style-name="T3"><text:s/></text:span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9.8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1.5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21cm" svg:y="13.2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2.4cm" svg:y="17.5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5.6cm" svg:y="17.5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>
        <draw:custom-shape draw:style-name="gr2" draw:text-style-name="P1" draw:layer="layout" svg:width="25cm" svg:height="19.5cm" svg:x="2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2.5cm" svg:y="1cm">
          <text:p text:style-name="P1"><text:span text:style-name="T1">NEST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cm" svg:height="1.5cm" svg:x="6cm" svg:y="1cm">
          <text:p text:style-name="P1"><text:span text:style-name="T1">Bienvenue sur l'application de sélection des ingrédients !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cm" svg:height="1.5cm" svg:x="5cm" svg:y="4cm">
          <text:p text:style-name="P1"><text:span text:style-name="T2">Echantill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8.5cm" svg:y="4cm">
          <text:p text:style-name="P1"><text:span text:style-name="T2">D</text:span><text:span text:style-name="T3">égustateu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5cm" svg:x="13cm" svg:y="4cm">
          <text:p text:style-name="P1"><text:span text:style-name="T2">O</text:span><text:span text:style-name="T3">rganisateu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3cm" svg:y="4cm">
          <text:p text:style-name="P1"><text:span text:style-name="T3">T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.5cm" svg:x="17.5cm" svg:y="4cm">
          <text:p text:style-name="P1"><text:span text:style-name="T2">Salle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5cm" svg:height="1.5cm" svg:x="20.5cm" svg:y="4cm">
          <text:p text:style-name="P1"><text:span text:style-name="T4">Note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3.5cm" svg:height="14cm" svg:x="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4cm" svg:x="3cm" svg:y="5.5cm">
          <text:p text:style-name="P1"><text:span text:style-name="T5">Liste ?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1cm" svg:height="1cm" svg:x="10cm" svg:y="6.5cm">
          <text:p text:style-name="P1"><text:span text:style-name="T2">Dégustateur</text:span><text:span text:style-name="T3"> sélectionné / </text:span><text:span text:style-name="T2">Créer org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cm" svg:height="1cm" svg:x="21cm" svg:y="6.5cm">
          <text:p text:style-name="P1"><text:span text:style-name="T3">V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1cm" svg:height="1.1cm" svg:x="10cm" svg:y="10.2cm">
          <text:p text:style-name="P1"><text:span text:style-name="T7">Apparence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1cm" svg:height="0.9cm" svg:x="10cm" svg:y="11.3cm">
          <text:p text:style-name="P1"><text:span text:style-name="T6">Odeur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1cm" svg:height="1.1cm" svg:x="10cm" svg:y="12.2cm">
          <text:p text:style-name="P1"><text:span text:style-name="T6">Goût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1cm" svg:height="0.9cm" svg:x="10cm" svg:y="13.3cm">
          <text:p text:style-name="P1"><text:span text:style-name="T6">Texture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cm" svg:height="1.1cm" svg:x="21cm" svg:y="10.2cm">
          <text:p text:style-name="P1"><text:span text:style-name="T3"><text:s/></text:span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cm" svg:height="0.9cm" svg:x="21cm" svg:y="11.3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cm" svg:height="1.1cm" svg:x="21cm" svg:y="12.2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cm" svg:height="0.9cm" svg:x="21cm" svg:y="13.3cm">
          <text:p text:style-name="P1"><text:span text:style-name="T3">//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2.4cm" svg:y="17.5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1.5cm" svg:x="15.6cm" svg:y="17.5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cm" svg:height="1cm" svg:x="10cm" svg:y="7.5cm">
          <text:p text:style-name="P1"><text:span text:style-name="T7">Echantillon</text:span><text:span text:style-name="T4"> associé/ Associer à un test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cm" svg:height="1cm" svg:x="21cm" svg:y="7.5cm">
          <text:p text:style-name="P1"><text:span text:style-name="T4">V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1cm" svg:height="1.1cm" svg:x="10cm" svg:y="8.5cm">
          <text:p text:style-name="P1"><text:span text:style-name="T4">Test associé/ Associer à un test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cm" svg:height="1.1cm" svg:x="21cm" svg:y="8.5cm">
          <text:p text:style-name="P1"><text:span text:style-name="T4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11cm" svg:height="0.9cm" svg:x="10cm" svg:y="14.2cm">
          <text:p text:style-name="P1"><text:span text:style-name="T6">Commentaire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cm" svg:height="0.9cm" svg:x="21cm" svg:y="14.2cm">
          <text:p text:style-name="P1"><text:span text:style-name="T4">//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1cm" svg:height="0.9cm" svg:x="10cm" svg:y="15.7cm">
          <text:p text:style-name="P1"><text:span text:style-name="T6">Résultat fin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9M58S</meta:editing-duration>
    <meta:editing-cycles>52</meta:editing-cycles>
    <meta:generator>LibreOffice/4.2.8.2$Windows_x86 LibreOffice_project/48d50dbfc06349262c9d50868e5c1f630a573ebd</meta:generator>
    <dc:date>2015-05-30T23:24:04.678000000</dc:date>
    <dc:creator>BLIBLI BLUBLU</dc:creator>
    <meta:document-statistic meta:object-count="195"/>
  </office:meta>
</office:document-meta>
</file>